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9cm" svg:y="0.45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9cm" svg:y="4.8cm">
          <draw:text-box>
            <text:p><text:span text:style-name="T1">i</text:span></text:p>
          </draw:text-box>
        </draw:frame>
        <draw:frame draw:style-name="gr3" draw:text-style-name="P2" draw:layer="layout" svg:width="14.224cm" svg:height="8cm" svg:x="0.4cm" svg:y="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7T14:45:37.911884468</dc:date>
    <meta:editing-duration>PT5M35S</meta:editing-duration>
    <meta:editing-cycles>19</meta:editing-cycles>
    <meta:generator>LibreOffice/6.4.7.2$Linux_X86_64 LibreOffice_project/40$Build-2</meta:generator>
    <meta:document-statistic meta:object-count="3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225cm" svg:height="8.001cm" xlink:href="." xlink:type="simple" chart:class="chart:scatter" chart:style-name="ch1">
        <chart:plot-area chart:style-name="ch2" chart:data-source-has-labels="both" svg:x="0.284cm" svg:y="0.16cm" svg:width="13.657cm" svg:height="7.681cm">
          <chartooo:coordinate-region svg:x="0.43cm" svg:y="0.359cm" svg:width="13.417cm" svg:height="7.283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